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17.145cm"/>
    </style:style>
    <style:style style:name="co5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table:style-name="ce4"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table:style-name="ce4"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5" office:value-type="string">
            <text:p>Liczby silne</text:p>
          </table:table-cell>
          <table:table-cell table:style-name="ce5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Pudelko antytrojkatowe</text:p>
          </table:table-cell>
          <table:table-cell table:style-name="ce5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Rysowanie trojkatow</text:p>
          </table:table-cell>
          <table:table-cell table:style-name="ce5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Stabilny ciag</text:p>
          </table:table-cell>
          <table:table-cell table:style-name="ce5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3">
            <text:p>first order</text:p>
          </table:table-cell>
          <table:table-cell office:value-type="string">
            <text:p>Antypalindrom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Bity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Zaginiona litera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Sklej++</text:p>
          </table:table-cell>
          <table:table-cell table:style-name="ce6" office:value-type="string">
            <text:p>see solution (hard problem)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Liczby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Ciezarowki II</text:p>
          </table:table-cell>
          <table:table-cell table:style-name="ce6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Ciezarowki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Ustawienie gonca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Boty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Piramida liczbowa</text:p>
          </table:table-cell>
          <table:table-cell table:style-name="ce6" office:value-type="string">
            <text:p>solve problem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office:value-type="string">
            <text:p>Podzielnosc kontraktuje</text:p>
          </table:table-cell>
          <table:table-cell table:style-name="ce7" office:value-type="string" table:number-columns-spanned="1" table:number-rows-spanned="3">
            <text:p>see solutions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Reforma drogowa</text:p>
          </table:table-cell>
          <table:covered-table-cell table:style-name="ce6"/>
          <table:table-cell/>
        </table:table-row>
        <table:table-row table:style-name="ro1">
          <table:covered-table-cell table:style-name="ce3"/>
          <table:table-cell office:value-type="string">
            <text:p>Bezbledne sortowanie</text:p>
          </table:table-cell>
          <table:covered-table-cell table:style-name="ce6"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4">04.02.2025</text:date>, <text:time>20:56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04T20:56:37.18</dc:date>
    <dc:creator>Marek P3mar</dc:creator>
    <meta:editing-duration>PT51M25S</meta:editing-duration>
    <meta:editing-cycles>44</meta:editing-cycles>
    <meta:generator>OpenOffice/4.1.13$Win32 OpenOffice.org_project/4113m1$Build-9810</meta:generator>
    <meta:document-statistic meta:table-count="3" meta:cell-count="61" meta:object-count="0"/>
  </office:meta>
</office:document-meta>
</file>